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T1" style:family="text">
      <style:text-properties fo:background-color="#ff3366"/>
    </style:style>
    <style:style style:name="T2" style:family="text">
      <style:text-properties fo:background-color="transparent"/>
    </style:style>
    <style:style style:name="T3" style:family="text">
      <style:text-properties fo:color="#800000" fo:background-color="transparent"/>
    </style:style>
    <style:style style:name="T4" style:family="text">
      <style:text-properties fo:color="#ff3366" fo:background-color="transparent"/>
    </style:style>
    <style:style style:name="T5" style:family="text">
      <style:text-properties fo:color="#ff3366" fo:font-weight="bold" fo:background-color="transparent"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Pflichtenheft Summerprojekt Felix Marvin</text:p>
      <text:p text:style-name="Standard"/>
      <text:p text:style-name="Standard">Kurzbeschreibung</text:p>
      <text:p text:style-name="Standard"/>
      <text:p text:style-name="Standard"/>
      <text:p text:style-name="Standard">Inhaltsverzeichniss</text:p>
      <text:p text:style-name="Standard"/>
      <text:p text:style-name="Standard"/>
      <text:p text:style-name="Standard">Smartphone-Tei</text:p>
      <text:p text:style-name="Standard">Platformen</text:p>
      <text:p text:style-name="Standard">Free</text:p>
      <text:p text:style-name="Standard"/>
      <text:p text:style-name="Standard">Buy</text:p>
      <text:p text:style-name="Standard"/>
      <text:p text:style-name="Standard"/>
      <text:p text:style-name="Standard"/>
      <text:p text:style-name="Standard"/>
      <text:p text:style-name="Standard">Pc-Teil</text:p>
      <text:p text:style-name="Standard">-Win</text:p>
      <text:p text:style-name="Standard"/>
      <text:p text:style-name="Standard">Namensvorschläge</text:p>
      <text:p text:style-name="Standard">Preisvorschläge</text:p>
      <text:p text:style-name="Standard">Marketing</text:p>
      <text:p text:style-name="Standard"/>
      <text:p text:style-name="Standard"/>
      <text:p text:style-name="Standard">Kurzbeschreibung</text:p>
      <text:p text:style-name="Standard">Das Summerprojekt ist eine App, mit der der Benutzer seine Ein- und Ausgaben schnell und einfach aufzeichnen kann. Er soll ebenso die Möglichkeit haben, Grafiken und Statistiken über seine eingegebenen Daten anzuzeigen. Mit der Computerapplikation sollen die Möglichkeiten zur Datenaufzeichnung sowie deren Anzeige und Formatierung/Sortierung vergrößert werden.</text:p>
      <text:p text:style-name="Standard"/>
      <text:p text:style-name="Standard"/>
      <text:p text:style-name="Standard"/>
      <text:p text:style-name="Standard">Smartphone</text:p>
      <text:p text:style-name="Standard">Plattformen</text:p>
      <text:list xml:id="list39563191" text:style-name="L4">
        <text:list-item>
          <text:p text:style-name="P3">Die App soll für WP7 erstellt werden. Iphone folgt als nächstes und dann Android</text:p>
        </text:list-item>
      </text:list>
      <text:p text:style-name="Standard">Gratis Version</text:p>
      <text:p text:style-name="Standard">Funktionale Anforderungen</text:p>
      <text:list xml:id="list38272515" text:style-name="L2">
        <text:list-item>
          <text:p text:style-name="P1">Der Benutzer soll Ausgaben mit einem Betrag einer Bezeichnung und einer Kategorie speichern können</text:p>
        </text:list-item>
        <text:list-item>
          <text:p text:style-name="P1">Der Benutzer soll Einnahmen mit einem Betrag einer Bezeichnung und einer Kategorie speichern können</text:p>
        </text:list-item>
        <text:list-item>
          <text:p text:style-name="P1">Der Benutzer muss einen Betrag angeben</text:p>
        </text:list-item>
        <text:list-item>
          <text:p text:style-name="P1">Der Benutzer kann eine Bezeichnung angeben</text:p>
        </text:list-item>
        <text:list-item>
          <text:p text:style-name="P1">Der Benutzer kann eine Kategorie auswählen. Sollte keine Kategorie ausgewählt sein wird eine Standard-Kategorie ausgewählt.</text:p>
        </text:list-item>
        <text:list-item>
          <text:p text:style-name="P1">Der Benutzer kann aus 5 vordefinierten Kategorien wählen</text:p>
        </text:list-item>
        <text:list-item>
          <text:p text:style-name="P1">Die Daten des aktuellen und des vorherigen Monats sollen gespeichert werden</text:p>
        </text:list-item>
        <text:list-item>
          <text:p text:style-name="P1">Die applikation soll über ein Widget erreichbar sein.(Android 1x2, WP7 1x1, Iphone Notification Bar)</text:p>
        </text:list-item>
        <text:list-item>
          <text:p text:style-name="P1"><text:soft-page-break/>Das Widget der Applikation zeigt 3 verschiedene Daten an</text:p>
          <text:list>
            <text:list-item>
              <text:p text:style-name="P1">Die Differenz aller Eingaben und Ausgaben des aktuellen Monat</text:p>
            </text:list-item>
            <text:list-item>
              <text:p text:style-name="P1">Die Differenz aller Eingaben und Ausgaben des aktuellen Monat dividiert durch die restliche Anzahl der Wochen des aktuellen Monats</text:p>
            </text:list-item>
            <text:list-item>
              <text:p text:style-name="P1">Die Differenz aller Eingaben und Eusgaben des aktuellen Monat dividiert durch die Anzahl der verbleibenden Tage des aktuellen Monats</text:p>
            </text:list-item>
          </text:list>
        </text:list-item>
        <text:list-item>
          <text:p text:style-name="P1">Der Benutzer kann sich ein Balkendiagramm anzeigen lassen, bei dem die ein und ausgaben gegenüber gestellt werden.</text:p>
        </text:list-item>
        <text:list-item>
          <text:p text:style-name="P1">Der Benutzer kann wählen, ob das Balkendiagramm für das aktuelle oder das vorhergehende Monat angezeigt werden soll</text:p>
        </text:list-item>
        <text:list-item>
          <text:p text:style-name="P1">Der Benutzer kann sich eine Auflistung aller Ein und Ausgaben anzeigen lassen.</text:p>
        </text:list-item>
        <text:list-item>
          <text:p text:style-name="P1">Der Benutzer kann bei der Auflistung aller Ein- und Ausgaben wählen, ob er sich das aktuelle oder das vorhergehende Monat anzeigen lassen will</text:p>
        </text:list-item>
        <text:list-item>
          <text:p text:style-name="P1">Die in der app angezeigten texte sollen sich an der Systemsprache orientieren. Sollte die Systemsprache nicht unterstützt werden soll englisch verwendet werden.</text:p>
        </text:list-item>
        <text:list-item>
          <text:p text:style-name="P1">Der Benutzer soll in den Settings folgende Einstellungen bearbeiten können.</text:p>
          <text:list>
            <text:list-item>
              <text:p text:style-name="P1">Der Benutzer soll die angezeigte Währung ändern können.</text:p>
            </text:list-item>
            <text:list-item>
              <text:p text:style-name="P1">Der Benutzer soll alle Daten zurücksetzen können</text:p>
            </text:list-item>
          </text:list>
        </text:list-item>
      </text:list>
      <text:p text:style-name="Standard"><text:tab/></text:p>
      <text:p text:style-name="Standard">Nicht-Funktionale Anforderungen</text:p>
      <text:list xml:id="list38472708" text:style-name="L3">
        <text:list-item>
          <text:p text:style-name="P2">Das Interface der app soll in 3 Seiten und einen Optionbar getrennt sein.</text:p>
        </text:list-item>
        <text:list-item>
          <text:p text:style-name="P2">Der Benutzer soll die 3 Seiten durch Blättern erreichen können</text:p>
        </text:list-item>
        <text:list-item>
          <text:p text:style-name="P2">Auf der erstens Seite soll der Benutzer die Maske zur eingabe der Daten vorfinden.</text:p>
        </text:list-item>
        <text:list-item>
          <text:p text:style-name="P2">Die Maske der Dateneingabe ist im Mockup <text:span text:style-name="T5">[Dateiname]</text:span><text:span text:style-name="T4"> </text:span>ersichtlich</text:p>
        </text:list-item>
        <text:list-item>
          <text:p text:style-name="P2">Auf der zweiten Seite soll der Benutzer das Balkendiagramm vorfinden.</text:p>
        </text:list-item>
        <text:list-item>
          <text:p text:style-name="P2">Über dem balkendiagramm soll sich die umschaltmöglichkeit zwischen aktuellem und vorherigem Monat befinden</text:p>
        </text:list-item>
        <text:list-item>
          <text:p text:style-name="P2">Auf der dritten Seite befindet sich die Auflistung aller Ein- und Ausgaben.</text:p>
        </text:list-item>
        <text:list-item>
          <text:p text:style-name="P2">Die Auflistung soll nach Datum sortiert aufsteigend von oben nach unten angezeigt werden. </text:p>
        </text:list-item>
        <text:list-item>
          <text:p text:style-name="P2">Über der auflistung soll sich eine Umschaltfunktion zwischen aktuellem und vorherigem Monat befinden.</text:p>
        </text:list-item>
        <text:list-item>
          <text:p text:style-name="P2">DerBenutzer soll den Optionbar am unteren Rand des Bidschirms vorfinden.</text:p>
        </text:list-item>
        <text:list-item>
          <text:p text:style-name="P2">Der Optionbar soll den unteren Bildschirmrand von links bis rechts ausfüllen und soll, sofern keinen Standardgröße vorgegeben ist, 8 Millimeter hoch sein.</text:p>
        </text:list-item>
        <text:list-item>
          <text:p text:style-name="P2">Der Optionbar soll die Icons für Settings und Credits enthalten.</text:p>
        </text:list-item>
        <text:list-item>
          <text:p text:style-name="P2">In den Credits soll das erstellungsdatum der App sowie die Namen der Programmierer zu finden sein.</text:p>
        </text:list-item>
        <text:list-item>
          <text:p text:style-name="P2">Die Credits können über ein kleines "x" rechts oben oder das drücken der back taste am Handy verlassen werden</text:p>
        </text:list-item>
      </text:list>
      <text:p text:style-name="Standard"/>
      <text:p text:style-name="Standard">Kauf-Version</text:p>
      <text:p text:style-name="Standard">Funktionale Anforderungen</text:p>
      <text:p text:style-name="Standard">Nicht-Funktionale Anforderungen</text:p>
      <text:p text:style-name="Standard"/>
      <text:p text:style-name="Standard">Pc-Version</text:p>
      <text:p text:style-name="Standard">Funktionale-Anforderungen</text:p>
      <text:p text:style-name="Standard">Nicht-Funktionale-Anforderu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45M46S</meta:editing-duration>
    <meta:editing-cycles>4</meta:editing-cycles>
    <meta:generator>OpenOffice.org/3.2$Win32 OpenOffice.org_project/320m12$Build-9483</meta:generator>
    <dc:date>2012-07-17T19:43:21.96</dc:date>
    <meta:document-statistic meta:table-count="0" meta:image-count="0" meta:object-count="0" meta:page-count="2" meta:paragraph-count="61" meta:word-count="572" meta:character-count="3890"/>
    <meta:user-defined meta:name="Info 1"/>
    <meta:user-defined meta:name="Info 2"/>
    <meta:user-defined meta:name="Info 3"/>
    <meta:user-defined meta:name="Info 4"/>
  </office:meta>
</office:document-meta>
</file>